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; nonchalance</text:p>
          </table:table-cell>
          <table:table-cell table:number-columns-repeated="2"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; completely used up</text:p>
          </table:table-cell>
          <table:table-cell office:value-type="string" calcext:value-type="string">
            <text:p>drained;deplet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unenviable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overween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table:number-columns-repeated="2"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 or arouse the curiosity/intere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office:value-type="string" calcext:value-type="string">
            <text:p>repressed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perficial</text:p>
          </table:table-cell>
          <table:table-cell office:value-type="string" calcext:value-type="string">
            <text:p>exist on surfa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0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8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rant</text:p>
          </table:table-cell>
          <table:table-cell office:value-type="string" calcext:value-type="string">
            <text:p>wrong or immoral</text:p>
          </table:table-cell>
          <table:table-cell table:number-columns-repeated="3"/>
          <table:table-cell office:value-type="string" calcext:value-type="string">
            <text:p>The company was fined for its flagrant violation of environmental law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</text:p>
          </table:table-cell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;preca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</text:p>
          </table:table-cell>
          <table:table-cell office:value-type="string" calcext:value-type="string">
            <text:p>deeply involve</text:p>
          </table:table-cell>
          <table:table-cell table:number-columns-repeated="3"/>
          <table:table-cell table:style-name="ce21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</text:p>
          </table:table-cell>
          <table:table-cell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</text:p>
          </table:table-cell>
          <table:table-cell table:number-columns-repeated="2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; abstruse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ordinate</text:p>
          </table:table-cell>
          <table:table-cell office:value-type="string" calcext:value-type="string">
            <text:p>to treat something as less important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; gusto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; to use something that benefit you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ugnant</text:p>
          </table:table-cell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d</text:p>
          </table:table-cell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t(adj)</text:p>
          </table:table-cell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static</text:p>
          </table:table-cell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ber</text:p>
          </table:table-cell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nitive</text:p>
          </table:table-cell>
          <table:table-cell office:value-type="string" calcext:value-type="string">
            <text:p>mental 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edite </text:p>
          </table:table-cell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erate</text:p>
          </table:table-cell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wilder</text:p>
          </table:table-cell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udent</text:p>
          </table:table-cell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rth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tribe</text:p>
          </table:table-cell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guine</text:p>
          </table:table-cell>
          <table:table-cell office:value-type="string" calcext:value-type="string">
            <text:p>confident and hopeful</text:p>
          </table:table-cell>
          <table:table-cell table:number-columns-repeated="3"/>
          <table:table-cell office:value-type="string" calcext:value-type="string">
            <text:p>He is sanguine about the company’s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gubrious</text:p>
          </table:table-cell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e</text:p>
          </table:table-cell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urgence</text:p>
          </table:table-cell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acea</text:p>
          </table:table-cell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tant</text:p>
          </table:table-cell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athema</text:p>
          </table:table-cell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vade</text:p>
          </table:table-cell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</text:p>
          </table:table-cell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mbrage</text:p>
          </table:table-cell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edate</text:p>
          </table:table-cell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 facto</text:p>
          </table:table-cell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dacious</text:p>
          </table:table-cell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tent</text:p>
          </table:table-cell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eak</text:p>
          </table:table-cell>
          <table:table-cell office:value-type="string" calcext:value-type="string">
            <text:p>very strength and unus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plicity</text:p>
          </table:table-cell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der</text:p>
          </table:table-cell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nuate </text:p>
          </table:table-cell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d horse</text:p>
          </table:table-cell>
          <table:table-cell office:value-type="string" calcext:value-type="string">
            <text:p>something that is no longer us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<text:s/>a slow and gradual mov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vade</text:p>
          </table:table-cell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teran</text:p>
          </table:table-cell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ndment</text:p>
          </table:table-cell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ienate</text:p>
          </table:table-cell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rogative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mantle</text:p>
          </table:table-cell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ptivate</text:p>
          </table:table-cell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ary</text:p>
          </table:table-cell>
          <table:table-cell office:value-type="string" calcext:value-type="string">
            <text:p>dilem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small religious gro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re</text:p>
          </table:table-cell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digy</text:p>
          </table:table-cell>
          <table:table-cell office:value-type="string" calcext:value-type="string">
            <text:p>child geni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pil</text:p>
          </table:table-cell>
          <table:table-cell office:value-type="string" calcext:value-type="string">
            <text:p>stu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miss school without permi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ce</text:p>
          </table:table-cell>
          <table:table-cell office:value-type="string" calcext:value-type="string">
            <text:p>immoral or wicked behavi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hibit</text:p>
          </table:table-cell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to make no longer necessary</text:p>
          </table:table-cell>
          <table:table-cell office:value-type="string" calcext:value-type="string">
            <text:p>preclude</text:p>
          </table:table-cell>
          <table:table-cell table:number-columns-repeated="2"/>
          <table:table-cell office:value-type="string" calcext:value-type="string">
            <text:p>The new medical treatment obviates the need for surg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ulge</text:p>
          </table:table-cell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nger</text:p>
          </table:table-cell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ylum</text:p>
          </table:table-cell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wed</text:p>
          </table:table-cell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ture</text:p>
          </table:table-cell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dus</text:p>
          </table:table-cell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yhem</text:p>
          </table:table-cell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ternal</text:p>
          </table:table-cell>
          <table:table-cell office:value-type="string" calcext:value-type="string">
            <text:p>end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spicious</text:p>
          </table:table-cell>
          <table:table-cell office:value-type="string" calcext:value-type="string">
            <text:p>promising; favor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pple effect</text:p>
          </table:table-cell>
          <table:table-cell office:value-type="string" calcext:value-type="string">
            <text:p>continuing and spreading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rgency</text:p>
          </table:table-cell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adicate</text:p>
          </table:table-cell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morate</text:p>
          </table:table-cell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ve</text:p>
          </table:table-cell>
          <table:table-cell office:value-type="string" calcext:value-type="string">
            <text:p>confi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ritable</text:p>
          </table:table-cell>
          <table:table-cell office:value-type="string" calcext:value-type="string">
            <text:p>true or real</text:p>
          </table:table-cell>
          <table:table-cell table:number-columns-repeated="3"/>
          <table:table-cell office:value-type="string" calcext:value-type="string">
            <text:p>The island is a veritable paradi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netrable</text:p>
          </table:table-cell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plendent</text:p>
          </table:table-cell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dicalism</text:p>
          </table:table-cell>
          <table:table-cell office:value-type="string" calcext:value-type="string">
            <text:p>favor of extreme chan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sten</text:p>
          </table:table-cell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</text:p>
          </table:table-cell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mpt</text:p>
          </table:table-cell>
          <table:table-cell office:value-type="string" calcext:value-type="string">
            <text:p>lack of respec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vincible</text:p>
          </table:table-cell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nevolent</text:p>
          </table:table-cell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rent</text:p>
          </table:table-cell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lence</text:p>
          </table:table-cell>
          <table:table-cell office:value-type="string" calcext:value-type="string">
            <text:p>expression of sympathy when someone is suffe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gmented</text:p>
          </table:table-cell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eed</text:p>
          </table:table-cell>
          <table:table-cell office:value-type="string" calcext:value-type="string">
            <text:p>in f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ll</text:p>
          </table:table-cell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1" office:value-type="string" calcext:value-type="string">
            <text:p>She needed some time to mull over the job offer before making a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zarre</text:p>
          </table:table-cell>
          <table:table-cell office:value-type="string" calcext:value-type="string">
            <text:p>strange</text:p>
          </table:table-cell>
          <table:table-cell table:number-columns-repeated="3"/>
          <table:table-cell table:style-name="ce21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orama</text:p>
          </table:table-cell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vereign</text:p>
          </table:table-cell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herent</text:p>
          </table:table-cell>
          <table:table-cell office:value-type="string" calcext:value-type="string">
            <text:p>unclear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terat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uade</text:p>
          </table:table-cell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size</text:p>
          </table:table-cell>
          <table:table-cell office:value-type="string" calcext:value-type="string">
            <text:p>reduce in number or s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atriate</text:p>
          </table:table-cell>
          <table:table-cell office:value-type="string" calcext:value-type="string">
            <text:p>send back to their own count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olete</text:p>
          </table:table-cell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stinence</text:p>
          </table:table-cell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tinerary</text:p>
          </table:table-cell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eavor</text:p>
          </table:table-cell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sphemy</text:p>
          </table:table-cell>
          <table:table-cell office:value-type="string" calcext:value-type="string">
            <text:p>lack of reverence for go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verage</text:p>
          </table:table-cell>
          <table:table-cell office:value-type="string" calcext:value-type="string">
            <text:p>effective use of resource</text:p>
          </table:table-cell>
          <table:table-cell table:number-columns-repeated="3"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ssion</text:p>
          </table:table-cell>
          <table:table-cell office:value-type="string" calcext:value-type="string">
            <text:p>acknowledgment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assination</text:p>
          </table:table-cell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pe out</text:p>
          </table:table-cell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nifest</text:p>
          </table:table-cell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isterous</text:p>
          </table:table-cell>
          <table:table-cell office:value-type="string" calcext:value-type="string">
            <text:p>noisy, energetic, cheerful <text:s/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nt</text:p>
          </table:table-cell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rotesque</text:p>
          </table:table-cell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sight</text:p>
          </table:table-cell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ase</text:p>
          </table:table-cell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holder</text:p>
          </table:table-cell>
          <table:table-cell office:value-type="string" calcext:value-type="string">
            <text:p>the person who obser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lored</text:p>
          </table:table-cell>
          <table:table-cell office:value-type="string" calcext:value-type="string">
            <text:p>influence b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quiet</text:p>
          </table:table-cell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amored</text:p>
          </table:table-cell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nnaissance</text:p>
          </table:table-cell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ere</text:p>
          </table:table-cell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ateur</text:p>
          </table:table-cell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oisseur</text:p>
          </table:table-cell>
          <table:table-cell office:value-type="string" calcext:value-type="string">
            <text:p>who has expert knowledge especially in art, food and drin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urtive</text:p>
          </table:table-cell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utile</text:p>
          </table:table-cell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oradic</text:p>
          </table:table-cell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truism</text:p>
          </table:table-cell>
          <table:table-cell office:value-type="string" calcext:value-type="string">
            <text:p>feeling and behavior that show a desire to help other peop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ermed</text:p>
          </table:table-cell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vocable</text:p>
          </table:table-cell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efensible</text:p>
          </table:table-cell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vious</text:p>
          </table:table-cell>
          <table:table-cell office:value-type="string" calcext:value-type="string">
            <text:p>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vigorate</text:p>
          </table:table-cell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enic</text:p>
          </table:table-cell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ay</text:p>
          </table:table-cell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gress</text:p>
          </table:table-cell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4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san</text:p>
          </table:table-cell>
          <table:table-cell office:value-type="string" calcext:value-type="string">
            <text:p>craftm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ehensible</text:p>
          </table:table-cell>
          <table:table-cell office:value-type="string" calcext:value-type="string">
            <text:p>deserving of strong criticism, blame; very bad</text:p>
          </table:table-cell>
          <table:table-cell table:number-columns-repeated="3"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etic</text:p>
          </table:table-cell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dant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hilistine</text:p>
          </table:table-cell>
          <table:table-cell office:value-type="string" calcext:value-type="string">
            <text:p>person who does not understand the art and cult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ragon</text:p>
          </table:table-cell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esthetic</text:p>
          </table:table-cell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ctment</text:p>
          </table:table-cell>
          <table:table-cell office:value-type="string" calcext:value-type="string">
            <text:p>a official written statement for charging a person with a cr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ecrate</text:p>
          </table:table-cell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lloquial</text:p>
          </table:table-cell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ealot</text:p>
          </table:table-cell>
          <table:table-cell office:value-type="string" calcext:value-type="string">
            <text:p>fanatically devoted to a belief or ideology</text:p>
          </table:table-cell>
          <table:table-cell table:number-columns-repeated="3"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leptomaniac</text:p>
          </table:table-cell>
          <table:table-cell office:value-type="string" calcext:value-type="string">
            <text:p>st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ycophant</text:p>
          </table:table-cell>
          <table:table-cell office:value-type="string" calcext:value-type="string">
            <text:p>flatter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rsimony</text:p>
          </table:table-cell>
          <table:table-cell office:value-type="string" calcext:value-type="string">
            <text:p>extreme frugality or unwillingness to spend mon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tegorical</text:p>
          </table:table-cell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por</text:p>
          </table:table-cell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rnage</text:p>
          </table:table-cell>
          <table:table-cell office:value-type="string" calcext:value-type="string">
            <text:p>the killing of a large number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durate</text:p>
          </table:table-cell>
          <table:table-cell office:value-type="string" calcext:value-type="string">
            <text:p>stubborn</text:p>
          </table:table-cell>
          <table:table-cell table:number-columns-repeated="3"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nocuous</text:p>
          </table:table-cell>
          <table:table-cell office:value-type="string" calcext:value-type="string">
            <text:p>harmless or not danger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omplishment</text:p>
          </table:table-cell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rport</text:p>
          </table:table-cell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elling</text:p>
          </table:table-cell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uculent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escence</text:p>
          </table:table-cell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regarious</text:p>
          </table:table-cell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eary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imen</text:p>
          </table:table-cell>
          <table:table-cell office:value-type="string" calcext:value-type="string">
            <text:p>use to refer a person or anim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dain</text:p>
          </table:table-cell>
          <table:table-cell office:value-type="string" calcext:value-type="string">
            <text:p>someone or something consider unworthy</text:p>
          </table:table-cell>
          <table:table-cell table:number-columns-repeated="3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mmon</text:p>
          </table:table-cell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thora</text:p>
          </table:table-cell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</text:p>
          </table:table-cell>
          <table:table-cell table:number-columns-repeated="2"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lumny</text:p>
          </table:table-cell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santhrope</text:p>
          </table:table-cell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nentity</text:p>
          </table:table-cell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seminate</text:p>
          </table:table-cell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readth</text:p>
          </table:table-cell>
          <table:table-cell office:value-type="string" calcext:value-type="string">
            <text:p>wide ran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onomy</text:p>
          </table:table-cell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osure</text:p>
          </table:table-cell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foolish; 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ubrious</text:p>
          </table:table-cell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ne</text:p>
          </table:table-cell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phetic</text:p>
          </table:table-cell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factory</text:p>
          </table:table-cell>
          <table:table-cell office:value-type="string" calcext:value-type="string">
            <text:p>sense of smell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isine</text:p>
          </table:table-cell>
          <table:table-cell office:value-type="string" calcext:value-type="string">
            <text:p>the style or method of coo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andestine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ort</text:p>
          </table:table-cell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nsic</text:p>
          </table:table-cell>
          <table:table-cell office:value-type="string" calcext:value-type="string">
            <text:p>inborn; natu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atitude</text:p>
          </table:table-cell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ffluent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liate</text:p>
          </table:table-cell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integrated</text:p>
          </table:table-cell>
          <table:table-cell office:value-type="string" calcext:value-type="string">
            <text:p>piec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terful</text:p>
          </table:table-cell>
          <table:table-cell office:value-type="string" calcext:value-type="string">
            <text:p>skill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destrian</text:p>
          </table:table-cell>
          <table:table-cell office:value-type="string" calcext:value-type="string">
            <text:p>(n)walker;(adj)dull or ordinary or boring or tedious</text:p>
          </table:table-cell>
          <table:table-cell table:number-columns-repeated="3"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erbic</text:p>
          </table:table-cell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ilient</text:p>
          </table:table-cell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olatile</text:p>
          </table:table-cell>
          <table:table-cell office:value-type="string" calcext:value-type="string">
            <text:p>chang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ume</text:p>
          </table:table-cell>
          <table:table-cell office:value-type="string" calcext:value-type="string">
            <text:p>used 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lenish</text:p>
          </table:table-cell>
          <table:table-cell office:value-type="string" calcext:value-type="string">
            <text:p>fill 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tic</text:p>
          </table:table-cell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concilable</text:p>
          </table:table-cell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onderable</text:p>
          </table:table-cell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windler</text:p>
          </table:table-cell>
          <table:table-cell office:value-type="string" calcext:value-type="string">
            <text:p>frau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cient</text:p>
          </table:table-cell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datory</text:p>
          </table:table-cell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ggravate</text:p>
          </table:table-cell>
          <table:table-cell office:value-type="string" calcext:value-type="string">
            <text:p>make a problem worse</text:p>
          </table:table-cell>
          <table:table-cell table:number-columns-repeated="3"/>
          <table:table-cell office:value-type="string" calcext:value-type="string">
            <text:p>His constant complaining only aggravated the tension in the ro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eather</text:p>
          </table:table-cell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rehend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lterior</text:p>
          </table:table-cell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donist</text:p>
          </table:table-cell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ersary</text:p>
          </table:table-cell>
          <table:table-cell office:value-type="string" calcext:value-type="string">
            <text:p>oppon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a</text:p>
          </table:table-cell>
          <table:table-cell office:value-type="string" calcext:value-type="string">
            <text:p>festi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uge</text:p>
          </table:table-cell>
          <table:table-cell office:value-type="string" calcext:value-type="string">
            <text:p>floo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bacle</text:p>
          </table:table-cell>
          <table:table-cell office:value-type="string" calcext:value-type="string">
            <text:p>refer to the sudden and complete failure or collapse</text:p>
          </table:table-cell>
          <table:table-cell table:number-columns-repeated="3"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awe</text:p>
          </table:table-cell>
          <table:table-cell office:value-type="string" calcext:value-type="string">
            <text:p>impress someon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evish </text:p>
          </table:table-cell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lurge</text:p>
          </table:table-cell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table:number-columns-repeated="2"/>
          <table:table-cell office:value-type="string" calcext:value-type="string">
            <text:p>We splurged on a fancy dinner for our anniversa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stere</text:p>
          </table:table-cell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mporize</text:p>
          </table:table-cell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hor</text:p>
          </table:table-cell>
          <table:table-cell office:value-type="string" calcext:value-type="string">
            <text:p>h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viabl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ious</text:p>
          </table:table-cell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ordinate</text:p>
          </table:table-cell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ilant</text:p>
          </table:table-cell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sory</text:p>
          </table:table-cell>
          <table:table-cell office:value-type="string" calcext:value-type="string">
            <text:p>something done quickly or without attention to detail</text:p>
          </table:table-cell>
          <table:table-cell table:number-columns-repeated="3"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tenable</text:p>
          </table:table-cell>
          <table:table-cell office:value-type="string" calcext:value-type="string">
            <text:p>con not be maintain, defend or justified</text:p>
          </table:table-cell>
          <table:table-cell table:number-columns-repeated="3"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eat</text:p>
          </table:table-cell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luge</text:p>
          </table:table-cell>
          <table:table-cell office:value-type="string" calcext:value-type="string">
            <text:p>floo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lt</text:p>
          </table:table-cell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dactic</text:p>
          </table:table-cell>
          <table:table-cell office:value-type="string" calcext:value-type="string">
            <text:p>intended to teach(instructional or educational)</text:p>
          </table:table-cell>
          <table:table-cell table:number-columns-repeated="3"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etary</text:p>
          </table:table-cell>
          <table:table-cell office:value-type="string" calcext:value-type="string">
            <text:p>mon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boretum</text:p>
          </table:table-cell>
          <table:table-cell office:value-type="string" calcext:value-type="string">
            <text:p>botanical gar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anary</text:p>
          </table:table-cell>
          <table:table-cell office:value-type="string" calcext:value-type="string">
            <text:p>store ho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ccinct</text:p>
          </table:table-cell>
          <table:table-cell office:value-type="string" calcext:value-type="string">
            <text:p>clearly and concisely in a few word</text:p>
          </table:table-cell>
          <table:table-cell table:number-columns-repeated="3"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madic</text:p>
          </table:table-cell>
          <table:table-cell office:value-type="string" calcext:value-type="string">
            <text:p>moving form palace to place rather than setting perman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missive</text:p>
          </table:table-cell>
          <table:table-cell office:value-type="string" calcext:value-type="string">
            <text:p>obedient</text:p>
          </table:table-cell>
          <table:table-cell office:value-type="string" calcext:value-type="string">
            <text:p>compliant;docile</text:p>
          </table:table-cell>
          <table:table-cell table:number-columns-repeated="2"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pheaval</text:p>
          </table:table-cell>
          <table:table-cell office:value-type="string" calcext:value-type="string">
            <text:p>disturbance; disruptive change</text:p>
          </table:table-cell>
          <table:table-cell table:number-columns-repeated="3"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oubtable</text:p>
          </table:table-cell>
          <table:table-cell office:value-type="string" calcext:value-type="string">
            <text:p>refer to someone that is difficult to deal with or oppose 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y</text:p>
          </table:table-cell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enith</text:p>
          </table:table-cell>
          <table:table-cell office:value-type="string" calcext:value-type="string">
            <text:p>the highest point or peak</text:p>
          </table:table-cell>
          <table:table-cell table:number-columns-repeated="3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rnish</text:p>
          </table:table-cell>
          <table:table-cell office:value-type="string" calcext:value-type="string">
            <text:p>to damage or spoil the quality or reputation of something</text:p>
          </table:table-cell>
          <table:table-cell table:number-columns-repeated="3"/>
          <table:table-cell office:value-type="string" calcext:value-type="string">
            <text:p>The scandal tarnished the politician’s reputation; the controversy left a tarnish on the company’s imag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n down</text:p>
          </table:table-cell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ivolous</text:p>
          </table:table-cell>
          <table:table-cell office:value-type="string" calcext:value-type="string">
            <text:p>lack of importance</text:p>
          </table:table-cell>
          <table:table-cell table:number-columns-repeated="3"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crastinate</text:p>
          </table:table-cell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ur with </text:p>
          </table:table-cell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nient</text:p>
          </table:table-cell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8"/>
        </table:table-row>
        <table:table-row table:style-name="ro2" table:number-rows-repeated="104780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 style:data-style-name="N2" text:time-value="10:42:36.0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2-15T11:10:35.451000000</dc:date>
    <meta:editing-duration>P7DT5H17M16S</meta:editing-duration>
    <meta:editing-cycles>2260</meta:editing-cycles>
    <meta:generator>LibreOffice/24.8.4.2$Windows_X86_64 LibreOffice_project/bb3cfa12c7b1bf994ecc5649a80400d06cd71002</meta:generator>
    <meta:document-statistic meta:table-count="1" meta:cell-count="2442" meta:object-count="0"/>
  </office:meta>
</office:document-meta>
</file>